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ar Hiring Manager,</text:p>
      <text:p text:style-name="P2">I am excited to apply for the Junior Back-End Developer position at BlueWhale Apps Inc. With a strong foundation in back-end development and a passion for continuous learning, I am eager to contribute to your team’s success.</text:p>
      <text:p text:style-name="P2">Currently pursuing a Higher Technician degree in Multiplatform Application Development, I have also obtained certifications in Full Stack Development (IBM), Web Development with .NET and Angular, and Testing with Java and Spring Boot. My technical proficiency includes Java, C#, Python, JavaScript, and TypeScript, along with experience working with MySQL, PostgreSQL, and frameworks like .NET Core, Angular, and React. I am also well-versed in testing tools such as Selenium and JUnit and have hands-on experience with GitHub, Docker, and virtualization technologies.</text:p>
      <text:p text:style-name="P2">Beyond my technical skills, I bring a creative and adaptable mindset, honed through my experiences in graphic design and customer-facing roles. My ability to troubleshoot, collaborate, and innovate allows me to approach software development with a well-rounded perspective.</text:p>
      <text:p text:style-name="P2">I am particularly drawn to BlueWhale Apps Inc. for its commitment to delivering innovative solutions and fostering a collaborative development environment. I am eager to apply my skills to real-world challenges while continuing to grow as a developer.</text:p>
      <text:p text:style-name="P2">I welcome the opportunity to discuss how my skills and enthusiasm align with your team’s needs. Thank you for your time and consideration.</text:p>
      <text:p text:style-name="P2">Best regards,</text:p>
      <text:p text:style-name="P2">Kevin Zamora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6:57:31.455766064</meta:creation-date>
    <dc:date>2025-02-26T16:58:58.641917696</dc:date>
    <meta:editing-duration>PT1M27S</meta:editing-duration>
    <meta:editing-cycles>1</meta:editing-cycles>
    <meta:document-statistic meta:table-count="0" meta:image-count="0" meta:object-count="0" meta:page-count="1" meta:paragraph-count="8" meta:word-count="223" meta:character-count="1499" meta:non-whitespace-character-count="1284"/>
    <meta:generator>LibreOffice/7.3.7.2$Linux_X86_64 LibreOffice_project/30$Build-2</meta:generator>
  </office:meta>
</office:document-meta>
</file>